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ff" draw:fill-color="#ffffff" draw:textarea-horizontal-align="justify" draw:textarea-vertical-align="middle" draw:auto-grow-height="false" fo:min-height="3.453cm" fo:min-width="4.381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3.454cm" fo:min-width="4.382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3.454cm" fo:min-width="4.38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3.259cm" fo:min-width="4.382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1.213cm" fo:min-width="3.466cm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1.504cm" fo:min-width="2.348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1.016cm" fo:min-width="2.957cm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1.213cm" fo:min-width="3.161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layer="layout" svg:width="4.881cm" svg:height="3.703cm" svg:x="9.839cm" svg:y="2.9cm">
          <text:p text:style-name="P1">X = 5,71</text:p>
          <text:p text:style-name="P1">Y = 1,71</text:p>
          <text:p text:style-name="P1">Z = 25,68</text:p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.882cm" svg:height="3.704cm" svg:x="4.957cm" svg:y="8.748cm">
          <text:p text:style-name="P1">X = 6,67</text:p>
          <text:p text:style-name="P1">Y = 1</text:p>
          <text:p text:style-name="P1">Z = 25,01</text:p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4.88cm" svg:height="3.704cm" svg:x="13.806cm" svg:y="8.748cm">
          <text:p text:style-name="P1">X = 5</text:p>
          <text:p text:style-name="P1">Y = 2</text:p>
          <text:p text:style-name="P1">Z = 25</text:p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.882cm" svg:height="3.509cm" svg:x="1.5cm" svg:y="14.791cm">
          <text:p text:style-name="P1">X = 6</text:p>
          <text:p text:style-name="P1">Y = 1</text:p>
          <text:p text:style-name="P1">Z = 23</text:p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.882cm" svg:height="3.509cm" svg:x="8.11cm" svg:y="14.791cm">
          <text:p text:style-name="P1">X = 7</text:p>
          <text:p text:style-name="P1">Y = 0,75</text:p>
          <text:p text:style-name="P1">Z = 24,75</text:p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3" draw:layer="layout" svg:x1="11.364cm" svg:y1="6.604cm" svg:x2="7.805cm" svg:y2="8.846cm">
          <text:p/>
        </draw:line>
        <draw:line draw:style-name="gr5" draw:text-style-name="P3" draw:layer="layout" svg:x1="13.805cm" svg:y1="6.701cm" svg:x2="16.652cm" svg:y2="8.845cm">
          <text:p/>
        </draw:line>
        <draw:line draw:style-name="gr5" draw:text-style-name="P3" draw:layer="layout" svg:x1="6.686cm" svg:y1="12.452cm" svg:x2="4.144cm" svg:y2="14.889cm">
          <text:p/>
        </draw:line>
        <draw:line draw:style-name="gr5" draw:text-style-name="P3" draw:layer="layout" svg:x1="8.619cm" svg:y1="12.452cm" svg:x2="10.755cm" svg:y2="14.889cm">
          <text:p/>
        </draw:line>
        <draw:custom-shape draw:style-name="gr6" draw:text-style-name="P2" draw:layer="layout" svg:width="3.966cm" svg:height="1.463cm" svg:x="4.449cm" svg:y="6.311cm">
          <text:p text:style-name="P1"><text:s/>Y ≤ 1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848cm" svg:height="1.754cm" svg:x="1.805cm" svg:y="12.549cm">
          <text:p text:style-name="P1">X ≤ 6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457cm" svg:height="1.266cm" svg:x="16.043cm" svg:y="6.897cm">
          <text:p text:style-name="P1">Y ≥ 2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.661cm" svg:height="1.463cm" svg:x="10.449cm" svg:y="13.134cm">
          <text:p text:style-name="P1">X ≥ 7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1T13:24:25.766731530</meta:creation-date>
    <dc:date>2018-01-11T14:25:02.389086994</dc:date>
    <meta:editing-duration>PT50M39S</meta:editing-duration>
    <meta:editing-cycles>2</meta:editing-cycles>
    <meta:generator>LibreOffice/5.1.6.2$Linux_X86_64 LibreOffice_project/10m0$Build-2</meta:generator>
    <meta:document-statistic meta:object-count="13"/>
  </office:meta>
</office:document-meta>
</file>